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>
  <office:scripts/>
  <office:font-face-decls>
    <style:font-face style:name="OpenSymbol" svg:font-family="OpenSymbol" style:font-charset="x-symbol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Segoe Boot Semilight" svg:font-family="'Segoe Boot Semi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nux Libertine" fo:font-size="16pt" style:font-size-asian="16pt" style:font-size-complex="16pt"/>
    </style:style>
    <style:style style:name="P2" style:family="paragraph" style:parent-style-name="Standard">
      <style:text-properties fo:color="#000000" style:font-name="Linux Libertine" fo:font-size="16pt" officeooo:paragraph-rsid="0004a51f" style:font-size-asian="16pt" style:font-size-complex="16pt"/>
    </style:style>
    <style:style style:name="P3" style:family="paragraph" style:parent-style-name="Standard">
      <style:text-properties fo:color="#000000" style:font-name="Linux Libertine" fo:font-size="16pt" officeooo:rsid="0004bba8" officeooo:paragraph-rsid="0004bba8" style:font-size-asian="16pt" style:font-size-complex="16pt"/>
    </style:style>
    <style:style style:name="P4" style:family="paragraph" style:parent-style-name="Standard">
      <style:text-properties fo:color="#000000" style:font-name="Linux Libertine" fo:font-size="16pt" officeooo:rsid="00019679" officeooo:paragraph-rsid="0004a51f" style:font-size-asian="16pt" style:font-size-complex="16pt"/>
    </style:style>
    <style:style style:name="P5" style:family="paragraph" style:parent-style-name="Standard">
      <style:text-properties fo:color="#000000" style:font-name="Linux Libertine" fo:font-size="16pt" officeooo:rsid="0002aae9" officeooo:paragraph-rsid="0002aae9" style:font-size-asian="16pt" style:font-size-complex="16pt"/>
    </style:style>
    <style:style style:name="P6" style:family="paragraph" style:parent-style-name="Standard">
      <style:text-properties fo:color="#000000" style:font-name="Linux Libertine" fo:font-size="16pt" officeooo:rsid="0004a51f" officeooo:paragraph-rsid="0004a51f" style:font-size-asian="16pt" style:font-size-complex="16pt"/>
    </style:style>
    <style:style style:name="P7" style:family="paragraph" style:parent-style-name="Standard">
      <style:text-properties fo:color="#000000" style:font-name="Linux Libertine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style:font-name="Linux Libertine" fo:font-size="16pt" fo:font-weight="normal" officeooo:rsid="00080018" officeooo:paragraph-rsid="00080018" style:font-size-asian="16pt" style:font-weight-asian="normal" style:font-size-complex="16pt" style:font-weight-complex="normal"/>
    </style:style>
    <style:style style:name="P9" style:family="paragraph" style:parent-style-name="Standard">
      <style:text-properties officeooo:paragraph-rsid="0004bba8"/>
    </style:style>
    <style:style style:name="P10" style:family="paragraph" style:parent-style-name="Standard">
      <style:text-properties fo:color="#000000" style:font-name="Linux Libertine" fo:font-size="16pt" fo:font-weight="normal" officeooo:rsid="00061061" officeooo:paragraph-rsid="0004bba8" style:font-size-asian="16pt" style:font-weight-asian="normal" style:font-size-complex="16pt" style:font-weight-complex="normal"/>
    </style:style>
    <style:style style:name="P11" style:family="paragraph" style:parent-style-name="Standard">
      <style:text-properties fo:color="#000000" style:font-name="Linux Libertine" fo:font-size="16pt" fo:font-weight="normal" officeooo:rsid="000eadb9" officeooo:paragraph-rsid="000eadb9" style:font-size-asian="16pt" style:font-weight-asian="normal" style:font-size-complex="16pt" style:font-weight-complex="normal"/>
    </style:style>
    <style:style style:name="P12" style:family="paragraph" style:parent-style-name="Standard">
      <style:text-properties fo:color="#000000" style:font-name="Linux Libertine" fo:font-size="16pt" fo:font-weight="bold" officeooo:rsid="00061061" officeooo:paragraph-rsid="00061061" style:font-size-asian="16pt" style:font-weight-asian="bold" style:font-size-complex="16pt" style:font-weight-complex="bold"/>
    </style:style>
    <style:style style:name="T1" style:family="text">
      <style:text-properties officeooo:rsid="00019679"/>
    </style:style>
    <style:style style:name="T2" style:family="text">
      <style:text-properties fo:color="#000000" style:font-name="Linux Libertine" fo:font-size="16pt" fo:font-weight="normal" officeooo:rsid="0004bba8" style:font-size-asian="16pt" style:font-weight-asian="normal" style:font-size-complex="16pt" style:font-weight-complex="normal"/>
    </style:style>
    <style:style style:name="T3" style:family="text">
      <style:text-properties fo:color="#000000" style:font-name="Linux Libertine" fo:font-size="16pt" fo:font-weight="normal" officeooo:rsid="00061061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a51f" style:font-weight-asian="bold" style:font-weight-complex="bold"/>
    </style:style>
    <style:style style:name="T6" style:family="text">
      <style:text-properties officeooo:rsid="0008d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e Rossi Classe 3B</text:p>
      <text:p text:style-name="P1"/>
      <text:p text:style-name="P7">Schema per <text:span text:style-name="T1">l'approfondimento</text:span> dell'esame</text:p>
      <text:p text:style-name="P1"/>
      <text:p text:style-name="P1"><text:span text:style-name="T4">Tema</text:span>: <text:bookmark-start text:name="__DdeLink__30_1281205668"/>Richard Wagner, la sua rivoluzione in campo musicale e i cambiamenti che essa ha portato in filosofi<text:span text:style-name="T1">a,</text:span> art<text:span text:style-name="T1">e</text:span> e lettera<text:span text:style-name="T1">tura</text:span>.<text:bookmark-end text:name="__DdeLink__30_1281205668"/></text:p>
      <text:p text:style-name="P1"/>
      <text:p text:style-name="P2"><text:span text:style-name="T4">Filosofia:</text:span> </text:p>
      <text:p text:style-name="P4">1) I suoi contatti con la filosofia di Schopenhauer e i cambiamenti che caratterizzano la sua musica in seguito.</text:p>
      <text:p text:style-name="P1"/>
      <text:p text:style-name="P5">2) I suoi rapporti con Nietzsche (La Nascita della Tragedia - Considerazioni Inattuali - Tristano e Isotta come opera in cui riaffiora il dionisiaco – La rottura). </text:p>
      <text:p text:style-name="P1"/>
      <text:p text:style-name="P2"><text:span text:style-name="T4">Letteratura </text:span><text:span text:style-name="T5">Italiana</text:span><text:span text:style-name="T4">: </text:span></text:p>
      <text:p text:style-name="P6">Il Rapporto tra la musica di Wagner e la letteratura: Decadentismo ed Estetismo.</text:p>
      <text:p text:style-name="P1"/>
      <text:p text:style-name="P7">Storia Dell'Arte:</text:p>
      <text:p text:style-name="P8">Opera d'arte: <text:span text:style-name="T6">Ritratto di Richard Wagner, Pierre-Auguste Renoir.</text:span></text:p>
      <text:p text:style-name="P1"/>
      <text:p text:style-name="P7">Greco:</text:p>
      <text:p text:style-name="P9"><text:span text:style-name="T2">Un confronto </text:span><text:span text:style-name="T3">tra la tragedia greca e l'opera wagneriana.</text:span></text:p>
      <text:p text:style-name="P10"/>
      <text:p text:style-name="P12">Storia:</text:p>
      <text:p text:style-name="P11">Cornice storica della seconda dell'Ottocento, con particolare riferimento all'area tedesca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>
  <office:font-face-decls>
    <style:font-face style:name="OpenSymbol" svg:font-family="OpenSymbol" style:font-charset="x-symbol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Segoe Boot Semilight" svg:font-family="'Segoe Boot Semi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Boot Semilight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Boot Semilight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Alphabetical_20_List" style:display-name="Alphabetical List" style:family="paragraph" style:list-style-name="L5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1"/>
    <text:bibliography-configuration text:prefix="[" text:suffix="]" fo:language="it" fo:country="IT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>Sconosciuto</meta:initial-creator>
    <meta:editing-cycles>12</meta:editing-cycles>
    <dc:date>2014-05-13T16:49:53.689894700</dc:date>
    <meta:creation-date>2008-08-22T11:41:04</meta:creation-date>
    <meta:editing-duration>PT15M52S</meta:editing-duration>
    <meta:document-statistic meta:table-count="0" meta:image-count="0" meta:object-count="0" meta:page-count="1" meta:paragraph-count="14" meta:word-count="121" meta:character-count="819" meta:non-whitespace-character-count="708"/>
  </office:meta>
</office:document-meta>
</file>